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 style:data-style-name="N36"/>
    <style:style style:name="ce11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7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5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7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5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7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7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5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7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7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5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7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5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7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5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7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7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7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5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7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5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7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25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7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7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7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25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7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7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5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7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5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7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5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7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7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7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7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7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7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5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7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7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7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table:style-name="ce25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7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7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7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56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.00.0000</text:date>, <text:time style:data-style-name="N2" text:time-value="16:42:19.7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3</meta:editing-cycles>
    <meta:editing-duration>PT4H50M4S</meta:editing-duration>
    <dc:title>Saison Ekkart</dc:title>
    <dc:date>2017-12-06T16:45:42.692000000</dc:date>
    <meta:generator>LibreOffice/5.4.2.2$Windows_X86_64 LibreOffice_project/22b09f6418e8c2d508a9eaf86b2399209b0990f4</meta:generator>
    <dc:creator>Ekkart Kleinod</dc:creator>
    <meta:document-statistic meta:table-count="2" meta:cell-count="536" meta:object-count="0"/>
  </office:meta>
</office:document-meta>
</file>